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7cce" officeooo:paragraph-rsid="00067cce"/>
    </style:style>
    <style:style style:name="P2" style:family="paragraph" style:parent-style-name="Standard">
      <style:text-properties fo:font-size="18pt" officeooo:rsid="00067cce" officeooo:paragraph-rsid="00067cce" style:font-size-asian="18pt" style:font-size-complex="18pt"/>
    </style:style>
    <style:style style:name="P3" style:family="paragraph" style:parent-style-name="Text_20_body">
      <style:text-properties fo:font-variant="normal" fo:text-transform="none" fo:color="#000000" loext:opacity="100%" style:text-line-through-style="none" style:text-line-through-type="none" style:font-name="Liberation Serif1" fo:font-size="18pt" fo:font-style="normal" style:text-underline-style="none" fo:font-weight="normal" officeooo:rsid="00067cce" officeooo:paragraph-rsid="00067cce"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mbre, 28 ans, habite à Paris. En couple avec mon chaton et je vis avec un coloc. Ancienne manager dans la pub. Fan d’Instagram, de TicToc (de tictac aussi), j’adore faire des photos et vidéos avec mon chaton.</text:p>
      <text:p text:style-name="P2"/>
      <text:p text:style-name="P2"/>
      <text:p text:style-name="P2">Arezki, 30 ans, habite à </text:p>
      <text:p text:style-name="P2"/>
      <text:p text:style-name="P1"/>
      <text:p text:style-name="P1"/>
      <text:p text:style-name="P3"><text:bookmark text:name="docs-internal-guid-b07fd03d-7fff-518b-48fe-44cf5ffe785c"/>Yann, 33 ans, Issy-les-Moulineaux. En couple, 4 enfants de 2, 4, 8 et 12 ans. 10 ans en grande distribution aux rayons Alcools, de nuit (c’est mieux pour les dégustations). D’abord comme simple Employé Libre Service puis évolution comme Manager </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0:27:48.984802218</meta:creation-date>
    <dc:date>2021-10-05T10:40:15.181985187</dc:date>
    <meta:editing-duration>PT36S</meta:editing-duration>
    <meta:editing-cycles>1</meta:editing-cycles>
    <meta:document-statistic meta:table-count="0" meta:image-count="0" meta:object-count="0" meta:page-count="1" meta:paragraph-count="4" meta:word-count="83" meta:character-count="480" meta:non-whitespace-character-count="397"/>
    <meta:generator>LibreOffice/7.1.6.2$Linux_X86_64 LibreOffice_project/10$Build-2</meta:generator>
  </office:meta>
</office:document-meta>
</file>